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fb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obre a Barbearia Dom Lippe</text:p>
      <text:p text:style-name="P1"/>
      <text:p text:style-name="Standard">traz para o mercado o que há de melhor para o seu cabelo e barba. Fundada em 2019, a Barbearia Dom Lippe já é destaque na cidade e conquista novos clientes a cada dia.</text:p>
      <text:p text:style-name="Standard"/>
      <text:p text:style-name="Standard">Nossa missão é:</text:p>
      <text:p text:style-name="Standard">"Proporcionar autoestima e qualidade de vida aos clientes"</text:p>
      <text:p text:style-name="Standard"/>
      <text:p text:style-name="Standard">Oferecemos profissionais experientes e antenados às mudanças no mundo da moda. O atendimento possui padrão de excelência e agilidade, garantindo qualidade e satisfação dos nossos cliente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9T08:31:33.338085231</meta:creation-date>
    <dc:date>2022-06-09T08:46:29.328977305</dc:date>
    <meta:editing-duration>PT4M45S</meta:editing-duration>
    <meta:editing-cycles>1</meta:editing-cycles>
    <meta:document-statistic meta:table-count="0" meta:image-count="0" meta:object-count="0" meta:page-count="1" meta:paragraph-count="5" meta:word-count="76" meta:character-count="455" meta:non-whitespace-character-count="384"/>
    <meta:generator>LibreOffice/7.3.3.2$Linux_X86_64 LibreOffice_project/30$Build-2</meta:generator>
  </office:meta>
</office:document-meta>
</file>